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/>
    </style:style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April16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April16.D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April16.F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April16.G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April16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April16.I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April16.J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April16.D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April16.N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April16.D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April16.B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April16.E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April16.C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April16.B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April16.B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April16.C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April16.K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April16.L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April16.M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April16.N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April16.O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April16.R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April16.T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April16.S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April16.T4"/>
      <style:map style:condition="of:is-true-formula(AND(NOT(ISBLANK([.Y4]));ISBLANK([.X4])))" style:apply-style-name="cf1" style:base-cell-address="April16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April16.R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April16.Y4"/>
      <style:map style:condition="of:is-true-formula(AND(NOT(ISBLANK([.Z4]));ISBLANK([.Y4])))" style:apply-style-name="cf1" style:base-cell-address="April16.Y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April16.AF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April16.A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April16.AE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April16.AK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April16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16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47">
            <text:p>Organisation<text:s/></text:p>
            <text:p>type</text:p>
          </table:table-cell>
          <table:table-cell office:value-type="string" table:number-columns-spanned="1" table:number-rows-spanned="3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8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6">
            <text:p>Interim managers</text:p>
          </table:table-cell>
          <table:covered-table-cell/>
          <table:table-cell office:value-type="string" table:number-columns-spanned="2" table:number-rows-spanned="1" table:style-name="ce36">
            <text:p>Specialist Contractors</text:p>
          </table:table-cell>
          <table:covered-table-cell/>
          <table:table-cell office:value-type="string" table:number-columns-spanned="2" table:number-rows-spanned="1" table:style-name="ce36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9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89" table:style-name="ce58">
            <text:p>89</text:p>
          </table:table-cell>
          <table:table-cell office:value-type="float" office:value="85.02" table:style-name="ce60">
            <text:p>85.02</text:p>
          </table:table-cell>
          <table:table-cell office:value-type="float" office:value="190" table:style-name="ce51">
            <text:p>190</text:p>
          </table:table-cell>
          <table:table-cell office:value-type="float" office:value="181.17" table:style-name="ce52">
            <text:p>181.17</text:p>
          </table:table-cell>
          <table:table-cell office:value-type="float" office:value="526" table:style-name="ce53">
            <text:p>526</text:p>
          </table:table-cell>
          <table:table-cell office:value-type="float" office:value="513.46" table:style-name="ce54">
            <text:p>513.46</text:p>
          </table:table-cell>
          <table:table-cell office:value-type="float" office:value="1125" table:style-name="ce55">
            <text:p>1125</text:p>
          </table:table-cell>
          <table:table-cell office:value-type="float" office:value="1087.0999999999999" table:style-name="ce65">
            <text:p>1087.1</text:p>
          </table:table-cell>
          <table:table-cell office:value-type="float" office:value="90" table:style-name="ce66">
            <text:p>90</text:p>
          </table:table-cell>
          <table:table-cell office:value-type="float" office:value="88.53" table:style-name="ce67">
            <text:p>88.53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float" office:value="2020" table:formula="of:=SUM([.D4];[.F4];[.H4];[.J4];[.L4];[.N4])" table:style-name="ce11">
            <text:p>2,020</text:p>
          </table:table-cell>
          <table:table-cell office:value-type="float" office:value="1955.28" table:formula="of:=SUM([.E4];[.G4];[.I4];[.K4];[.M4];[.O4])" table:style-name="ce11">
            <text:p>1,955</text:p>
          </table:table-cell>
          <table:table-cell office:value-type="float" office:value="14" table:style-name="ce70">
            <text:p>14</text:p>
          </table:table-cell>
          <table:table-cell office:value-type="float" office:value="14" table:style-name="ce72">
            <text:p>14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3" table:style-name="ce73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17" table:formula="of:=SUM([.R4];[.T4];[.V4];[.X4];)" table:style-name="ce12">
            <text:p>17</text:p>
          </table:table-cell>
          <table:table-cell office:value-type="float" office:value="17" table:formula="of:=SUM([.S4];[.U4];[.W4];[.Y4])" table:style-name="ce12">
            <text:p>17</text:p>
          </table:table-cell>
          <table:table-cell office:value-type="float" office:value="2037" table:formula="of:=[.P4]+[.Z4]" table:style-name="ce13">
            <text:p>2,037</text:p>
          </table:table-cell>
          <table:table-cell office:value-type="float" office:value="1972.28" table:formula="of:=[.Q4]+[.AA4]" table:style-name="ce13">
            <text:p>1,972</text:p>
          </table:table-cell>
          <table:table-cell office:value-type="currency" office:value="8089654.1200000001" table:style-name="ce14">
            <text:p>£8,089,654.12</text:p>
          </table:table-cell>
          <table:table-cell office:value-type="currency" office:value="66666.55" table:style-name="ce15">
            <text:p>£66,666.55</text:p>
          </table:table-cell>
          <table:table-cell office:value-type="string" table:style-name="ce76">
            <text:p>NIL</text:p>
          </table:table-cell>
          <table:table-cell office:value-type="currency" office:value="44199.85" table:style-name="ce14">
            <text:p>£44,199.85</text:p>
          </table:table-cell>
          <table:table-cell office:value-type="currency" office:value="1754428.63" table:style-name="ce14">
            <text:p>£1,754,428.63</text:p>
          </table:table-cell>
          <table:table-cell office:value-type="currency" office:value="733935.97" table:style-name="ce15">
            <text:p>£733,935.97</text:p>
          </table:table-cell>
          <table:table-cell office:value-type="currency" office:value="10688885.119999999" table:formula="of:=SUM([.AD4:.AI4])" table:style-name="ce16">
            <text:p>£10,688,885.12</text:p>
          </table:table-cell>
          <table:table-cell office:value-type="currency" office:value="58540.310000000019" table:style-name="ce15">
            <text:p>£58,540.31</text:p>
          </table:table-cell>
          <table:table-cell office:value-type="currency" office:value="15234.58" table:style-name="ce17">
            <text:p>£15,234.58</text:p>
          </table:table-cell>
          <table:table-cell office:value-type="currency" office:value="73774.890000000014" table:formula="of:=SUM([.AK4:.AL4])" table:style-name="ce18">
            <text:p>£73,774.89</text:p>
          </table:table-cell>
          <table:table-cell office:value-type="currency" office:value="10762660.01" table:formula="of:=SUM([.AM4];[.AJ4])" table:style-name="ce19">
            <text:p>£10,762,660.01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1">
            <text:p>Department for International Development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float" office:value="10" table:style-name="ce68">
            <text:p>10</text:p>
          </table:table-cell>
          <table:table-cell office:value-type="float" office:value="6" table:style-name="ce69">
            <text:p>6</text:p>
          </table:table-cell>
          <table:table-cell office:value-type="float" office:value="10" table:formula="of:=SUM([.D5];[.F5];[.H5];[.J5];[.L5];[.N5])" table:style-name="ce11">
            <text:p>10</text:p>
          </table:table-cell>
          <table:table-cell office:value-type="float" office:value="6" table:formula="of:=SUM([.E5];[.G5];[.I5];[.K5];[.M5];[.O5])" table:style-name="ce11">
            <text:p>6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formula="of:=SUM([.R5];[.T5];[.V5];[.X5];)" table:style-name="ce12">
            <text:p>0</text:p>
          </table:table-cell>
          <table:table-cell office:value-type="float" office:value="0" table:formula="of:=SUM([.S5];[.U5];[.W5];[.Y5])" table:style-name="ce12">
            <text:p>0</text:p>
          </table:table-cell>
          <table:table-cell office:value-type="float" office:value="10" table:formula="of:=[.P5]+[.Z5]" table:style-name="ce13">
            <text:p>10</text:p>
          </table:table-cell>
          <table:table-cell office:value-type="float" office:value="6" table:formula="of:=[.Q5]+[.AA5]" table:style-name="ce13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0" table:formula="of:=SUM([.AD5:.AI5])" table:style-name="ce16">
            <text:p>£0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formula="of:=SUM([.AK5:.AL5])" table:style-name="ce18">
            <text:p>£0.00</text:p>
          </table:table-cell>
          <table:table-cell office:value-type="currency" office:value="0" table:formula="of:=SUM([.AM5];[.AJ5])" table:style-name="ce19">
            <text:p>£0.00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4">
            <text:p>Department for International Development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formula="of:=SUM([.D6];[.F6];[.H6];[.J6];[.L6];[.N6])" table:style-name="ce11">
            <text:p>0</text:p>
          </table:table-cell>
          <table:table-cell office:value-type="float" office:value="0" table:formula="of:=SUM([.E6];[.G6];[.I6];[.K6];[.M6];[.O6])" table:style-name="ce11">
            <text:p>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0" table:formula="of:=SUM([.R6];[.T6];[.V6];[.X6];)" table:style-name="ce12">
            <text:p>0</text:p>
          </table:table-cell>
          <table:table-cell office:value-type="float" office:value="0" table:formula="of:=SUM([.S6];[.U6];[.W6];[.Y6])" table:style-name="ce12">
            <text:p>0</text:p>
          </table:table-cell>
          <table:table-cell office:value-type="float" office:value="0" table:formula="of:=[.P6]+[.Z6]" table:style-name="ce13">
            <text:p>0</text:p>
          </table:table-cell>
          <table:table-cell office:value-type="float" office:value="0" table:formula="of:=[.Q6]+[.AA6]" table:style-name="ce13">
            <text:p>0</text:p>
          </table:table-cell>
          <table:table-cell office:value-type="string" table:style-name="ce80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0" table:formula="of:=SUM([.AD6:.AI6])" table:style-name="ce16">
            <text:p>£0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currency" office:value="0" table:formula="of:=SUM([.AK6:.AL6])" table:style-name="ce18">
            <text:p>£0.00</text:p>
          </table:table-cell>
          <table:table-cell office:value-type="currency" office:value="0" table:formula="of:=SUM([.AM6];[.AJ6])" table:style-name="ce19">
            <text:p>£0.00</text:p>
          </table:table-cell>
          <table:table-cell table:number-columns-repeated="16344"/>
        </table:table-row>
        <table:table-row table:number-rows-repeated="1048570" table:style-name="ro5">
          <table:table-cell table:number-columns-repeated="16384"/>
        </table:table-row>
        <table:named-expressions>
          <table:named-range table:name="Print_Area" table:cell-range-address="April16.$A$1:April16.$AN$6" table:base-cell-address="April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08-19T14:46:16Z</meta:creation-date>
    <dc:date>2016-08-19T14:46:27Z</dc:date>
  </office:meta>
</office:document-meta>
</file>